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ose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HOSE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NOCENT HUSBAND AND AN IMMORAL WIFE: Hosea and Gomer (1:1-9; 2:2-7; 3:1-3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INNOCENT HUSBAND AND AN IMMORAL WIFE: Hosea and Gomer (1:1-9; 2:2-7; 3:1-3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mmand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hildren (1:3-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-title-Title-Slide" presentation:presentation-page-layout-name="Master1-PPL1" draw:id="Slide-259">
        <draw:frame draw:id="id96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children (1:3-9)<text:s text:c="1"/></text:span><text:span text:style-name="a515" text:class-names=""/></text:p>
          </draw:text-box>
          <svg:title/>
          <svg:desc/>
        </draw:frame>
        <draw:frame draw:id="id97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What their names are (1:4a, 6a, 9a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hat their names are (1:4a, 6a, 9a)<text:s text:c="1"/></text:span><text:span text:style-name="a525" text:class-names=""/></text:p>
          </draw:text-box>
          <svg:title/>
          <svg:desc/>
        </draw:frame>
        <draw:frame draw:id="id99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Jezreel, a son (1:4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Lo-ruhamah, a daughter (1:6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Lo-ammi, another son (1:9a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children (1:3-9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What their names are (1:4a, 6a, 9a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at their names mean (1:4b-5, 6b, 9b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What their names mean (1:4b-5, 6b, 9b)<text:s text:c="1"/></text:span><text:span text:style-name="a558" text:class-names=""/></text:p>
          </draw:text-box>
          <svg:title/>
          <svg:desc/>
        </draw:frame>
        <draw:frame draw:id="id103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Scattered" (Jezreel) (1:4b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Not loved" (Lo-ruhamah) (1:6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Not my people" (Lo-ammi) (1:9b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ildren (1:3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What their names are (1:4a, 6a, 9a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at their names mean (1:4b-5, 6b, 9b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AN INNOCENT HUSBAND AND AN IMMORAL WIFE: Hosea and Gomer (1:1-9; 2:2-7; 3:1-3)<text:s text:c="1"/></text:span><text:span text:style-name="a591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1-2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hildren (1:3-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uption (2:2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chastisement (2:3-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confinement (2:6-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compassion (3:1-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OSEA 1-3<text:s text:c="1"/></text:span><text:span text:style-name="a618" text:class-names=""/></text:p>
          </draw:text-box>
          <svg:title/>
          <svg:desc/>
        </draw:frame>
        <draw:frame draw:id="id109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AN INNOCENT HUSBAND AND AN IMMORAL WIFE: Hosea and Gomer (1:1-9; 2:2-7; 3:1-3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ANINNOCENT HUSBAND AND AN IMMORAL WIFE: The Lord and Israel (1:10-2:1, 8-23; 3:4-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1" draw:style-name="a631" draw:master-page-name="Master1-Layout12-tx-Title-and-Text" presentation:presentation-page-layout-name="Master1-PPL12" draw:id="Slide-266">
        <draw:frame draw:id="id110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NINNOCENT HUSBAND AND AN IMMORAL WIFE: The Lord and Israel (1:10-2:1, 8-23; 3:4-5)<text:s text:c="1"/></text:span><text:span text:style-name="a633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Israel's sin (2:8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Israel's suffering (2:9-1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's salvation (1:10-2:1, 14-23; 3:4-5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Israel's salvation (1:10-2:1, 14-23; 3:4-5)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chronology (3: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ditions (1:10-2:1, 14-23; 3:5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<text:s text:c="1"/>The conditions (1:10-2:1, 14-23; 3:5)<text:s text:c="1"/></text:span><text:span text:style-name="a666" text:class-names=""/></text:p>
          </draw:text-box>
          <svg:title/>
          <svg:desc/>
        </draw:frame>
        <draw:frame draw:id="id115" presentation:style-name="a690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She will be multiplied, received, and restored by God (1:10-2:1, 23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God will once again be her husband (2:16-17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She will know his love as never before (2:19-20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r Valley of Trouble will become the gateway of hope (2:14-15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he will live in a perfect environment and will enjoy abundant crops (2:18, 21-22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great King David will rule over her (3:5)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6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Israel's salvation (1:10-2:1, 14-23; 3:4-5)<text:s text:c="1"/></text:span><text:span text:style-name="a693" text:class-names=""/></text:p>
          </draw:text-box>
          <svg:title/>
          <svg:desc/>
        </draw:frame>
        <draw:frame draw:id="id117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chronology (3: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itions (1:10-2:1, 14-23; 3:5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8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NINNOCENT HUSBAND AND AN IMMORAL WIFE: The Lord and Israel (1:10-2:1, 8-23; 3:4-5)<text:s text:c="1"/></text:span><text:span text:style-name="a708" text:class-names=""/></text:p>
          </draw:text-box>
          <svg:title/>
          <svg:desc/>
        </draw:frame>
        <draw:frame draw:id="id119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Israel's sin (2: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Israel's suffering (2:9-1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Israel's salvation (1:10-2:1, 14-23; 3:4-5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6" draw:style-name="a724" draw:master-page-name="Master1-Layout12-tx-Title-and-Text" presentation:presentation-page-layout-name="Master1-PPL12" draw:id="Slide-271">
        <draw:frame draw:id="id120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HOSEA 1-3<text:s text:c="1"/></text:span><text:span text:style-name="a726" text:class-names=""/></text:p>
          </draw:text-box>
          <svg:title/>
          <svg:desc/>
        </draw:frame>
        <draw:frame draw:id="id121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AN INNOCENT HUSBAND AND AN IMMORAL WIFE: Hosea and Gomer (1:1-9; 2:2-7; 3:1-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ANINNOCENT HUSBAND AND AN IMMORAL WIFE: The Lord and Israel (1:10-2:1, 8-23; 3:4-5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1-title-Title-Slide" presentation:presentation-page-layout-name="Master1-PPL1" draw:id="Slide-272">
        <draw:frame draw:id="id122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HOSEA 4-10</text:span><text:span text:style-name="a741" text:class-names=""/></text:p>
          </draw:text-box>
          <svg:title/>
          <svg:desc/>
        </draw:frame>
        <draw:frame draw:id="id123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HER REBELLION (4:1-5:15; 6:4-8:14; 9:7-10; 10:1-4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18" draw:style-name="a749" draw:master-page-name="Master1-Layout13-twoColTx-Title-and-2-Column-Text" presentation:presentation-page-layout-name="Master1-PPL13" draw:id="Slide-273">
        <draw:frame draw:id="id124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HER REBELLION (4:1-5:15; 6:4-8:14; 9:7-10; 10:1-4)<text:s text:c="1"/></text:span><text:span text:style-name="a751" text:class-names=""/></text:p>
          </draw:text-box>
          <svg:title/>
          <svg:desc/>
        </draw:frame>
        <draw:frame draw:id="id125" presentation:style-name="a772" draw:name="Text Placeholder 2" svg:x="1.38021in" svg:y="2in" svg:width="4.61632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Swearing, lying, killing, stealing, and adultery (4:1-3, 14-17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Godless religious leaders (4:4-5, 8-10; 5:1 -4, 10-15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Godless political leaders (7:1-7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Wilful ignorance (4:6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Idolatry (4:7, 12-13, 19; 7:8-16; 8:1-14; 10:1-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frame draw:id="id126" presentation:style-name="a791" draw:name="Text Placeholder 3" svg:x="6.16319in" svg:y="2in" svg:width="4.61632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Drunkenness (4:11, 18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Arrogance (5:5-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nsincere sacrifices (6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Breaking the covenant (6:7-11; 10: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Refusing to hear God's Word (9:7-10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2-tx-Title-and-Text" presentation:presentation-page-layout-name="Master1-PPL12" draw:id="Slide-274">
        <draw:frame draw:id="id127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HOSEA 4-10</text:span><text:span text:style-name="a794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HER REBELLION (4:1-5:15; 6:4-8:14; 9:7-10; 10:1-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HER RUIN (9:1-6, 11-17; 10:5-15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0" draw:style-name="a807" draw:master-page-name="Master1-Layout12-tx-Title-and-Text" presentation:presentation-page-layout-name="Master1-PPL12" draw:id="Slide-275">
        <draw:frame draw:id="id129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HER RUIN (9:1-6, 11-17; 10:5-15)<text:s text:c="1"/></text:span><text:span text:style-name="a809" text:class-names=""/></text:p>
          </draw:text-box>
          <svg:title/>
          <svg:desc/>
        </draw:frame>
        <draw:frame draw:id="id130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hild mortality rate will soar (9:11-16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Her idols will be destroyed (10:5-9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Her people will be carried off into captivity by the Assyrians (9:1-6; 10:10-15).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y will wander around, homeless (9:17).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1" draw:style-name="a828" draw:master-page-name="Master1-Layout12-tx-Title-and-Text" presentation:presentation-page-layout-name="Master1-PPL12" draw:id="Slide-276">
        <draw:frame draw:id="id131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HOSEA 4-10</text:span><text:span text:style-name="a830" text:class-names=""/></text:p>
          </draw:text-box>
          <svg:title/>
          <svg:desc/>
        </draw:frame>
        <draw:frame draw:id="id132" presentation:style-name="a845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HER REBELLION (4:1-5:15; 6:4-8:14; 9:7-10; 10:1-4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HER RUIN (9:1-6, 11-17; 10:5-15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HER REPENTANCE (6:1-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2" draw:style-name="a846" draw:master-page-name="Master1-Layout1-title-Title-Slide" presentation:presentation-page-layout-name="Master1-PPL1" draw:id="Slide-277">
        <draw:frame draw:id="id133" presentation:style-name="a850" draw:name="Title 1" svg:x="1.38in" svg:y="0.83in" svg:width="10.3in" svg:height="4.42in" presentation:class="title" presentation:placeholder="false">
          <draw:text-box>
            <text:p text:style-name="a849" text:class-names="" text:cond-style-name=""><text:span text:style-name="a847" text:class-names="">HER REPENTANCE (6:1-3)<text:s text:c="1"/></text:span><text:span text:style-name="a848" text:class-names=""/></text:p>
          </draw:text-box>
          <svg:title/>
          <svg:desc/>
        </draw:frame>
        <draw:frame draw:id="id134" presentation:style-name="a855" draw:name="Subtitle 2" svg:x="1.38in" svg:y="5.25in" svg:width="10.3in" svg:height="1.85in" presentation:class="subtitle" presentation:placeholder="false">
          <draw:text-box>
            <text:p text:style-name="a852" text:class-names="" text:cond-style-name=""><text:span text:style-name="a851" text:class-names=""><text:s text:c="1"/>The confession (6:1a, 3)<text:s text:c="1"/></text:span></text:p>
            <text:p text:style-name="a854" text:class-names="" text:cond-style-name=""><text:span text:style-name="a853" text:class-names=""/></text:p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5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<text:s text:c="1"/>The confession (6:1a, 3)<text:s text:c="1"/></text:span><text:span text:style-name="a858" text:class-names=""/></text:p>
          </draw:text-box>
          <svg:title/>
          <svg:desc/>
        </draw:frame>
        <draw:frame draw:id="id136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"Let us return to the LORD!" (6:1a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"Let us press on to know him!" (6:3)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7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HER REPENTANCE (6:1-3)<text:s text:c="1"/></text:span><text:span text:style-name="a873" text:class-names=""/></text:p>
          </draw:text-box>
          <svg:title/>
          <svg:desc/>
        </draw:frame>
        <draw:frame draw:id="id138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The confession (6:1a, 3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cleansing (6:1b-2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3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The cleansing (6:1b-2)<text:s text:c="1"/></text:span><text:span text:style-name="a888" text:class-names=""/></text:p>
          </draw:text-box>
          <svg:title/>
          <svg:desc/>
        </draw:frame>
        <draw:frame draw:id="id140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"He will bandage our wounds" (6:1b).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"He will restore us so we can live in his presence" (6:2).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HER REPENTANCE (6:1-3)<text:s text:c="1"/></text:span><text:span text:style-name="a903" text:class-names=""/></text:p>
          </draw:text-box>
          <svg:title/>
          <svg:desc/>
        </draw:frame>
        <draw:frame draw:id="id142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confession (6:1a, 3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leansing (6:1b-2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7" draw:style-name="a916" draw:master-page-name="Master1-Layout12-tx-Title-and-Text" presentation:presentation-page-layout-name="Master1-PPL12" draw:id="Slide-282">
        <draw:frame draw:id="id143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HOSEA 4-10</text:span><text:span text:style-name="a918" text:class-names=""/></text:p>
          </draw:text-box>
          <svg:title/>
          <svg:desc/>
        </draw:frame>
        <draw:frame draw:id="id144" presentation:style-name="a933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HER REBELLION (4:1-5:15; 6:4-8:14; 9:7-10; 10:1-4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HER RUIN (9:1-6, 11-17; 10:5-15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HER REPENTANCE (6:1-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</draw:page>
      <draw:page draw:name="Slide28" draw:style-name="a934" draw:master-page-name="Master1-Layout1-title-Title-Slide" presentation:presentation-page-layout-name="Master1-PPL1" draw:id="Slide-283">
        <draw:frame draw:id="id145" presentation:style-name="a938" draw:name="Title 1" svg:x="1.38in" svg:y="0.83in" svg:width="10.3in" svg:height="4.42in" presentation:class="title" presentation:placeholder="false">
          <draw:text-box>
            <text:p text:style-name="a937" text:class-names="" text:cond-style-name=""><text:span text:style-name="a935" text:class-names="">HOSEA 11-14<text:s text:c="1"/></text:span><text:span text:style-name="a936" text:class-names=""/></text:p>
          </draw:text-box>
          <svg:title/>
          <svg:desc/>
        </draw:frame>
        <draw:frame draw:id="id146" presentation:style-name="a943" draw:name="Subtitle 2" svg:x="1.38in" svg:y="5.25in" svg:width="10.3in" svg:height="1.85in" presentation:class="subtitle" presentation:placeholder="false">
          <draw:text-box>
            <text:p text:style-name="a940" text:class-names="" text:cond-style-name=""><text:span text:style-name="a939" text:class-names="">THE CASE (11:5-7, 12; 12:1-2, 7-14; 13:1-3, 6-16)<text:s text:c="1"/></text:span></text:p>
            <text:p text:style-name="a942" text:class-names="" text:cond-style-name=""><text:span text:style-name="a941" text:class-names=""/></text:p>
          </draw:text-box>
          <svg:title/>
          <svg:desc/>
        </draw:frame>
      </draw:page>
      <draw:page draw:name="Slide29" draw:style-name="a944" draw:master-page-name="Master1-Layout1-title-Title-Slide" presentation:presentation-page-layout-name="Master1-PPL1" draw:id="Slide-284">
        <draw:frame draw:id="id147" presentation:style-name="a948" draw:name="Title 1" svg:x="1.38in" svg:y="0.83in" svg:width="10.3in" svg:height="4.42in" presentation:class="title" presentation:placeholder="false">
          <draw:text-box>
            <text:p text:style-name="a947" text:class-names="" text:cond-style-name=""><text:span text:style-name="a945" text:class-names="">THE CASE (11:5-7, 12; 12:1-2, 7-14; 13:1-3, 6-16)<text:s text:c="1"/></text:span><text:span text:style-name="a946" text:class-names=""/></text:p>
          </draw:text-box>
          <svg:title/>
          <svg:desc/>
        </draw:frame>
        <draw:frame draw:id="id148" presentation:style-name="a953" draw:name="Subtitle 2" svg:x="1.38in" svg:y="5.25in" svg:width="10.3in" svg:height="1.85in" presentation:class="subtitle" presentation:placeholder="false">
          <draw:text-box>
            <text:p text:style-name="a950" text:class-names="" text:cond-style-name=""><text:span text:style-name="a949" text:class-names=""><text:s text:c="1"/>Their sin (11:12; 12:1-2, 7-8; 13:1-2, 6)<text:s text:c="1"/></text:span></text:p>
            <text:p text:style-name="a952" text:class-names="" text:cond-style-name=""><text:span text:style-name="a951" text:class-names=""/></text:p>
          </draw:text-box>
          <svg:title/>
          <svg:desc/>
        </draw:frame>
      </draw:page>
      <draw:page draw:name="Slide30" draw:style-name="a954" draw:master-page-name="Master1-Layout12-tx-Title-and-Text" presentation:presentation-page-layout-name="Master1-PPL12" draw:id="Slide-285">
        <draw:frame draw:id="id149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ir sin (11:12; 12:1-2, 7-8; 13:1-2, 6)<text:s text:c="1"/></text:span><text:span text:style-name="a956" text:class-names=""/></text:p>
          </draw:text-box>
          <svg:title/>
          <svg:desc/>
        </draw:frame>
        <draw:frame draw:id="id150" presentation:style-name="a980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Deceit (11:12)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Ungodly alliances (12:1-2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shonesty (12:7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Boasting (12:8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Pride (13:6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Idolatry (13:1-2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31" draw:style-name="a981" draw:master-page-name="Master1-Layout12-tx-Title-and-Text" presentation:presentation-page-layout-name="Master1-PPL12" draw:id="Slide-286">
        <draw:frame draw:id="id151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THE CASE (11:5-7, 12; 12:1-2, 7-14; 13:1-3, 6-16)<text:s text:c="1"/></text:span><text:span text:style-name="a983" text:class-names=""/></text:p>
          </draw:text-box>
          <svg:title/>
          <svg:desc/>
        </draw:frame>
        <draw:frame draw:id="id152" presentation:style-name="a995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Their sin (11:12; 12:1-2, 7-8; 13:1-2, 6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Their suffering (11:5-7; 12:9-14; 13:3, 7-16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32" draw:style-name="a996" draw:master-page-name="Master1-Layout12-tx-Title-and-Text" presentation:presentation-page-layout-name="Master1-PPL12" draw:id="Slide-287">
        <draw:frame draw:id="id153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<text:s text:c="1"/>Their suffering (11:5-7; 12:9-14; 13:3, 7-16)<text:s text:c="1"/></text:span><text:span text:style-name="a998" text:class-names=""/></text:p>
          </draw:text-box>
          <svg:title/>
          <svg:desc/>
        </draw:frame>
        <draw:frame draw:id="id154" presentation:style-name="a1013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Poverty (12:9-13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Physical death for some (12:14; 13:7-16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Exile for the rest (11:5-7; 13:3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3" draw:style-name="a1014" draw:master-page-name="Master1-Layout12-tx-Title-and-Text" presentation:presentation-page-layout-name="Master1-PPL12" draw:id="Slide-288">
        <draw:frame draw:id="id155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THE CASE (11:5-7, 12; 12:1-2, 7-14; 13:1-3, 6-16)<text:s text:c="1"/></text:span><text:span text:style-name="a1016" text:class-names=""/></text:p>
          </draw:text-box>
          <svg:title/>
          <svg:desc/>
        </draw:frame>
        <draw:frame draw:id="id156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Their sin (11:12; 12:1-2, 7-8; 13:1-2, 6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Their suffering (11:5-7; 12:9-14; 13:3, 7-16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4" draw:style-name="a1029" draw:master-page-name="Master1-Layout12-tx-Title-and-Text" presentation:presentation-page-layout-name="Master1-PPL12" draw:id="Slide-289">
        <draw:frame draw:id="id157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HOSEA 11-14<text:s text:c="1"/></text:span><text:span text:style-name="a1031" text:class-names=""/></text:p>
          </draw:text-box>
          <svg:title/>
          <svg:desc/>
        </draw:frame>
        <draw:frame draw:id="id158" presentation:style-name="a1043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THE CASE (11:5-7, 12; 12:1-2, 7-14; 13:1-3, 6-16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THE INVITATION (12:6; 14:1-3, 8-9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4" draw:master-page-name="Master1-Layout12-tx-Title-and-Text" presentation:presentation-page-layout-name="Master1-PPL12" draw:id="Slide-290">
        <draw:frame draw:id="id159" presentation:style-name="a1048" draw:name="Title 1" svg:x="1.38in" svg:y="0.4in" svg:width="10.6in" svg:height="1.44965in" presentation:class="title" presentation:placeholder="false">
          <draw:text-box>
            <text:p text:style-name="a1047" text:class-names="" text:cond-style-name=""><text:span text:style-name="a1045" text:class-names="">THE INVITATION (12:6; 14:1-3, 8-9)<text:s text:c="1"/></text:span><text:span text:style-name="a1046" text:class-names=""/></text:p>
          </draw:text-box>
          <svg:title/>
          <svg:desc/>
        </draw:frame>
        <draw:frame draw:id="id160" presentation:style-name="a1061" draw:name="Text Placeholder 2" svg:x="1.38in" svg:y="2in" svg:width="9.4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<text:s text:c="1"/>Realize your helplessness (14:3).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Confess and forsake your sin (14:1-2, 8-9).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Return to God (12:6).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6" draw:style-name="a1062" draw:master-page-name="Master1-Layout12-tx-Title-and-Text" presentation:presentation-page-layout-name="Master1-PPL12" draw:id="Slide-291">
        <draw:frame draw:id="id16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HOSEA 11-14<text:s text:c="1"/></text:span><text:span text:style-name="a1064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SE (11:5-7, 12; 12:1-2, 7-14; 13:1-3, 6-16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INVITATION (12:6; 14:1-3, 8-9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THE LOVE (11:1-4, 8-11; 12:3-5; 13:4-5; 14:4-7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LOVE (11:1-4, 8-11; 12:3-5; 13:4-5; 14:4-7)<text:s text:c="1"/></text:span><text:span text:style-name="a1082" text:class-names=""/></text:p>
          </draw:text-box>
          <svg:title/>
          <svg:desc/>
        </draw:frame>
        <draw:frame draw:id="id164" presentation:style-name="a1094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In the past (11:1-4; 12:3-5; 13:4-5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At the present (11:8-9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</draw:page>
      <draw:page draw:name="Slide38" draw:style-name="a1095" draw:master-page-name="Master1-Layout12-tx-Title-and-Text" presentation:presentation-page-layout-name="Master1-PPL12" draw:id="Slide-293">
        <draw:frame draw:id="id165" presentation:style-name="a1099" draw:name="Title 1" svg:x="1.38in" svg:y="0.4in" svg:width="10.6in" svg:height="1.44965in" presentation:class="title" presentation:placeholder="false">
          <draw:text-box>
            <text:p text:style-name="a1098" text:class-names="" text:cond-style-name=""><text:span text:style-name="a1096" text:class-names="">HOSEA 11-14<text:s text:c="1"/></text:span><text:span text:style-name="a1097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THE CASE (11:5-7, 12; 12:1-2, 7-14; 13:1-3, 6-16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THE INVITATION (12:6; 14:1-3, 8-9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HE LOVE (11:1-4, 8-11; 12:3-5; 13:4-5; 14:4-7)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-title-Title-Slide" presentation:presentation-page-layout-name="Master1-PPL1" draw:id="Slide-294">
        <draw:frame draw:id="id167" presentation:style-name="a1117" draw:name="Title 1" svg:x="1.38in" svg:y="0.83in" svg:width="10.3in" svg:height="4.42in" presentation:class="title" presentation:placeholder="false">
          <draw:text-box>
            <text:p text:style-name="a1116" text:class-names="" text:cond-style-name=""><text:span text:style-name="a1114" text:class-names="">Hosea</text:span><text:span text:style-name="a1115" text:class-names=""/></text:p>
          </draw:text-box>
          <svg:title/>
          <svg:desc/>
        </draw:frame>
        <draw:frame draw:id="id168" presentation:style-name="a111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sea</dc:title>
    <meta:initial-creator>David STRICKLAND</meta:initial-creator>
    <dc:creator>David STRICKLAND</dc:creator>
    <meta:creation-date>2020-02-22T19:27:56Z</meta:creation-date>
    <dc:date>2020-02-22T19:27:57Z</dc:date>
    <meta:template xlink:href="BibleStudy" xlink:type="simple"/>
    <meta:editing-cycles>1</meta:editing-cycles>
    <meta:editing-duration>PT0S</meta:editing-duration>
    <meta:document-statistic meta:paragraph-count="139" meta:word-count="1314"/>
  </office:meta>
</office:document-meta>
</file>